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" svg:font-family="'Source Code Pro Medium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3.863cm"/>
    </style:style>
    <style:style style:name="pr5" style:family="presentation" style:parent-style-name="Default-outline1" style:list-style-name="L3">
      <style:graphic-properties fo:min-height="13.863cm"/>
    </style:style>
    <style:style style:name="pr6" style:family="presentation" style:parent-style-name="Default-title">
      <style:graphic-properties fo:min-height="3.507cm" fo:min-width="24.691cm"/>
    </style:style>
    <style:style style:name="pr7" style:family="presentation" style:parent-style-name="Default-notes">
      <style:graphic-properties draw:fill-color="#ffffff" fo:min-height="12.572cm" fo:min-width="16.771cm"/>
    </style:style>
    <style:style style:name="pr8" style:family="presentation" style:parent-style-name="Default-outline1">
      <style:graphic-properties fo:min-height="12.183cm" fo:min-width="24.691cm"/>
    </style:style>
    <style:style style:name="pr9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/>
    </style:style>
    <style:style style:name="P3" style:family="paragraph">
      <style:text-properties fo:color="#fdf6e3"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color="#fdf6e3" fo:font-size="32pt" style:font-size-asian="32pt" style:font-size-complex="32pt"/>
    </style:style>
    <style:style style:name="P7" style:family="paragraph">
      <style:text-properties style:font-name="Source Code Pro Medium" fo:font-size="16pt" style:font-size-asian="16pt" style:font-size-complex="16pt"/>
    </style:style>
    <style:style style:name="P8" style:family="paragraph">
      <style:text-properties style:font-name="Source Code Pro Medium" fo:font-size="20pt" style:font-size-asian="20pt" style:font-size-complex="20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268bd2" style:font-name="Liberation Sans1"/>
    </style:style>
    <style:style style:name="T4" style:family="text">
      <style:text-properties fo:color="#fdf6e3" style:font-name="Liberation Sans1" fo:font-style="italic" style:font-style-asian="italic" style:font-style-complex="italic"/>
    </style:style>
    <style:style style:name="T5" style:family="text">
      <style:text-properties fo:color="#fdf6e3" fo:font-size="32pt" style:font-size-asian="32pt" style:font-size-complex="32pt"/>
    </style:style>
    <style:style style:name="T6" style:family="text">
      <style:text-properties fo:color="#fdf6e3" fo:font-size="60pt" style:font-size-asian="60pt" style:font-size-complex="60pt"/>
    </style:style>
    <style:style style:name="T7" style:family="text">
      <style:text-properties fo:color="#d33682" fo:font-size="44pt" style:font-size-asian="44pt" style:font-size-complex="44pt"/>
    </style:style>
    <style:style style:name="T8" style:family="text">
      <style:text-properties style:font-name="Source Code Pro Medium" fo:font-size="16pt" style:font-size-asian="16pt" style:font-size-complex="16pt"/>
    </style:style>
    <style:style style:name="T9" style:family="text">
      <style:text-properties style:font-name="Source Code Pro Medium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268bd2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268bd2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268bd2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268bd2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268bd2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268bd2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268bd2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268bd2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268bd2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268bd2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Tracking database changes using Ruby, YAML, and Git</text:span></text:p>
          </draw:text-box>
        </draw:frame>
        <draw:frame presentation:style-name="pr2" draw:text-style-name="P3" draw:layer="layout" svg:width="25.191cm" svg:height="13.863cm" svg:x="1.399cm" svg:y="4.915cm" presentation:class="subtitle">
          <draw:text-box>
            <text:p text:style-name="P2"><text:span text:style-name="T2">Paul Grayson</text:span></text:p>
            <text:p text:style-name="P2"><text:span text:style-name="T2">Las Vegas Ruby User Group</text:span></text:p>
            <text:p text:style-name="P2"><text:span text:style-name="T2">2014-01-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y you have a nice database...</text:p>
          </draw:text-box>
        </draw:frame>
        <draw:frame presentation:style-name="pr4" draw:text-style-name="P1" draw:layer="layout" svg:width="11.301cm" svg:height="13.863cm" svg:x="1.399cm" svg:y="4.915cm" presentation:class="outline" presentation:user-transformed="true">
          <draw:text-box>
            <text:list text:style-name="L2">
              <text:list-header>
                <text:p><text:span text:style-name="T1">Stud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  <text:list-item>
                    <text:p><text:span text:style-name="T3">description</text:span></text:p>
                  </text:list-item>
                  <text:list-item>
                    <text:p><text:span text:style-name="T3">department_id</text:span></text:p>
                  </text:list-item>
                </text:list>
              </text:list-header>
            </text:list>
            <text:list text:style-name="L3">
              <text:list-header>
                <text:p><text:span text:style-name="T4"/></text:p>
              </text:list-header>
            </text:list>
          </draw:text-box>
        </draw:frame>
        <draw:frame presentation:style-name="pr5" draw:text-style-name="P1" draw:layer="layout" svg:width="14.145cm" svg:height="13.863cm" svg:x="12.192cm" svg:y="4.915cm" presentation:class="outline" presentation:user-transformed="true">
          <draw:text-box>
            <text:list text:style-name="L2">
              <text:list-header>
                <text:p><text:span text:style-name="T1">Department</text:span></text:p>
                <text:list>
                  <text:list-item>
                    <text:p><text:span text:style-name="T3">id</text:span></text:p>
                  </text:list-item>
                  <text:list-item>
                    <text:p><text:span text:style-name="T3">nam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...then someone requests<text:line-break/>version history.</text:p>
          </draw:text-box>
        </draw:frame>
        <draw:frame draw:style-name="gr2" draw:text-style-name="P6" draw:layer="layout" svg:width="24.384cm" svg:height="9.418cm" svg:x="2.286cm" svg:y="6.096cm">
          <draw:text-box>
            <text:p><text:span text:style-name="T5">We already know of a great general-purpose system for tracking changes:</text:span></text:p>
            <text:p><text:span text:style-name="T5"/></text:p>
            <text:p text:style-name="P4"><text:span text:style-name="T6">Git.</text:span></text:p>
            <text:p text:style-name="P4"><text:span text:style-name="T7"/></text:p>
            <text:p text:style-name="P5"><text:span text:style-name="T5">How can we track a database with Git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o use Git, export files</text:p>
          </draw:text-box>
        </draw:frame>
        <draw:frame presentation:style-name="pr8" draw:layer="layout" svg:width="25.191cm" svg:height="12.183cm" svg:x="1.399cm" svg:y="4.915cm" presentation:class="outline">
          <draw:text-box>
            <text:list text:style-name="L5">
              <text:list-item>
                <text:p>CSV, JSON, XML - unreadable, long lines</text:p>
              </text:list-item>
            </text:list>
          </draw:text-box>
        </draw:frame>
        <draw:frame draw:style-name="gr3" draw:text-style-name="P7" draw:layer="layout" svg:width="26.416cm" svg:height="12.192cm" svg:x="0.762cm" svg:y="6.858cm">
          <draw:text-box>
            <text:p text:style-name="P7"><text:span text:style-name="T8">diff --git a/paul.txt b/paul.txt</text:span></text:p>
            <text:p text:style-name="P7"><text:span text:style-name="T8">index b9ce041..311b84c 100644</text:span></text:p>
            <text:p text:style-name="P7"><text:span text:style-name="T8">--- a/paul.txt</text:span></text:p>
            <text:p text:style-name="P7"><text:span text:style-name="T8">+++ b/paul.txt</text:span></text:p>
            <text:p text:style-name="P7"><text:span text:style-name="T8">@@ -1,2 +1,2 @@</text:span></text:p>
            <text:p text:style-name="P7"><text:span text:style-name="T8">-{"id":1,"name":"Paul Grayson","description":"Hello, my name is Paul Grayson, and this is my personal page on the web. I am one of the founders of Pololu, a manufacturer and online retailer of educational/hobby electronics and robotics products located in Las Vegas, Nevada.\n\nI grew up in Urbana, Illinois.","department_id":20}</text:span></text:p>
            <text:p text:style-name="P7"><text:span text:style-name="T8">+i{"id":1,"name":"Paul Grayson","description":"Hello, my name is Paul, and this is my personal page on the web. I am one of the founders of Pololu, a manufacturer and online retailer of educational/hobby electronics and robotics products located in Las Vegas, Nevada.\n\nI grew up in Urbana, Illinois.","department_id":20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Using YAML for export</text:p>
          </draw:text-box>
        </draw:frame>
        <draw:frame draw:style-name="gr3" draw:text-style-name="P8" draw:layer="layout" svg:width="26.416cm" svg:height="12.192cm" svg:x="0.762cm" svg:y="5.058cm">
          <draw:text-box>
            <text:p text:style-name="P8"><text:span text:style-name="T9">---</text:span></text:p>
            <text:p text:style-name="P8"><text:span text:style-name="T9">id: 1</text:span></text:p>
            <text:p text:style-name="P8"><text:span text:style-name="T9">name: Paul Grayson</text:span></text:p>
            <text:p text:style-name="P8"><text:span text:style-name="T9">:description: |-</text:span></text:p>
            <text:p text:style-name="P8"><text:span text:style-name="T9"><text:s text:c="2"/></text:span><text:span text:style-name="T9">Hello, my name is Paul Grayson, and this is my personal page on the web. I am one of the founders of Pololu, a manufacturer and online retailer of educational/hobby electronics and robotics products located in Las Vegas, Nevada.</text:span></text:p>
            <text:p text:style-name="P8"><text:span text:style-name="T9"/></text:p>
            <text:p text:style-name="P8"><text:span text:style-name="T9"><text:s text:c="2"/></text:span><text:span text:style-name="T9">I grew up in Urbana, Illinois.</text:span></text:p>
            <text:p text:style-name="P8"><text:span text:style-name="T9">department_id: 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" svg:font-family="'Source Code Pro Medium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2DT6H22M52S</meta:editing-duration>
    <meta:editing-cycles>175</meta:editing-cycles>
    <dc:date>2014-01-11T18:52:51.079000000</dc:date>
    <meta:generator>LibreOffice/4.1.4.2$Windows_x86 LibreOffice_project/0a0440ccc0227ad9829de5f46be37cfb6edcf72</meta:generator>
    <meta:document-statistic meta:object-count="43"/>
  </office:meta>
</office:document-meta>
</file>